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898cm" fo:min-width="0.748cm" fo:padding-top="0.151cm" fo:padding-bottom="0.151cm" fo:padding-left="0.276cm" fo:padding-right="0.276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898cm" fo:min-width="0.748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78cm"/>
    </style:style>
    <style:style style:name="gr9" style:family="graphic" style:parent-style-name="standard">
      <style:graphic-properties svg:stroke-width="0.053cm" svg:stroke-color="#ed1c24" draw:marker-start-width="0.279cm" draw:marker-end-width="0.279cm" draw:opacity="0%" draw:textarea-horizontal-align="justify" draw:textarea-vertical-align="middle" draw:auto-grow-height="false" fo:min-height="0.898cm" fo:min-width="0.748cm" fo:padding-top="0.151cm" fo:padding-bottom="0.151cm" fo:padding-left="0.276cm" fo:padding-right="0.276cm"/>
    </style:style>
    <style:style style:name="gr10" style:family="graphic" style:parent-style-name="standard">
      <style:graphic-properties svg:stroke-color="#ed1c24" draw:fill-color="#000000" draw:textarea-horizontal-align="justify" draw:textarea-vertical-align="middle" draw:auto-grow-height="false" fo:min-height="0.034cm" fo:min-width="0cm"/>
    </style:style>
    <style:style style:name="gr11" style:family="graphic" style:parent-style-name="standard">
      <style:graphic-properties svg:stroke-width="0.053cm" svg:stroke-color="#ed1c24" draw:marker-start-width="0.279cm" draw:marker-end-width="0.279cm" draw:opacity="0%" draw:textarea-horizontal-align="justify" draw:textarea-vertical-align="middle" draw:auto-grow-height="false" fo:min-height="0.898cm" fo:min-width="0.748cm" fo:padding-top="0.151cm" fo:padding-bottom="0.151cm" fo:padding-left="0.276cm" fo:padding-right="0.276cm"/>
    </style:style>
    <style:style style:name="gr12" style:family="graphic" style:parent-style-name="standard">
      <style:graphic-properties svg:stroke-color="#ed1c24" draw:fill-color="#ed1c24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svg:stroke-width="0.053cm" svg:stroke-color="#ed1c24" draw:marker-start-width="0.279cm" draw:marker-end-width="0.279cm" draw:fill="solid" draw:fill-color="#ed1c24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ed1c24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text-properties fo:color="#000000"/>
    </style:style>
    <style:style style:name="P3" style:family="paragraph">
      <loext:graphic-properties draw:fill="none" draw:fill-color="#ffffff"/>
      <style:paragraph-properties style:writing-mode="lr-tb"/>
      <style:text-properties fo:color="#000000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opacity="0%"/>
      <style:paragraph-properties fo:text-align="center" style:writing-mode="lr-tb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 style:writing-mode="lr-tb"/>
      <style:text-properties fo:color="#000000"/>
    </style:style>
    <style:style style:name="P10" style:family="paragraph">
      <loext:graphic-properties draw:opacity="0%"/>
      <style:paragraph-properties fo:text-align="center" style:writing-mode="lr-tb"/>
      <style:text-properties fo:color="#000000"/>
    </style:style>
    <style:style style:name="P11" style:family="paragraph">
      <loext:graphic-properties draw:opacity="0%"/>
      <style:paragraph-properties fo:text-align="center" style:writing-mode="lr-tb"/>
      <style:text-properties fo:color="#ed1c24"/>
    </style:style>
    <style:style style:name="P12" style:family="paragraph">
      <loext:graphic-properties draw:fill-color="#ed1c24"/>
      <style:paragraph-properties fo:text-align="center"/>
    </style:style>
    <style:style style:name="P13" style:family="paragraph">
      <loext:graphic-properties draw:fill="solid" draw:fill-color="#ed1c24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ed1c24"/>
    </style:style>
    <style:style style:name="T3" style:family="text">
      <style:text-properties fo:language="ru" fo:country="R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8.605cm" svg:y1="4.338cm" svg:x2="9.905cm" svg:y2="4.338cm">
          <text:p/>
        </draw:line>
        <draw:frame draw:style-name="gr2" draw:text-style-name="P3" draw:layer="layout" svg:width="2.013cm" svg:height="0.962cm" svg:x="2cm" svg:y="2.538cm">
          <draw:text-box>
            <text:p text:style-name="P2"><text:span text:style-name="T1">Head</text:span></text:p>
          </draw:text-box>
        </draw:frame>
        <draw:line draw:style-name="gr3" draw:text-style-name="P1" draw:layer="layout" svg:x1="25.405cm" svg:y1="3.766cm" svg:x2="24.105cm" svg:y2="4.938cm">
          <text:p/>
        </draw:line>
        <draw:frame draw:style-name="gr4" draw:text-style-name="P4" draw:layer="layout" svg:width="1.45cm" svg:height="0.962cm" svg:x="23.355cm" svg:y="2.638cm">
          <draw:text-box>
            <text:p>Tail</text:p>
          </draw:text-box>
        </draw:frame>
        <draw:g>
          <draw:custom-shape draw:style-name="gr5" draw:text-style-name="P6" draw:layer="layout" svg:width="1.3cm" svg:height="1.2cm" svg:x="5.905cm" svg:y="3.738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4cm" svg:height="0.4cm" svg:x="7.653cm" svg:y="4.1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3cm" svg:height="1.2cm" svg:x="7.205cm" svg:y="3.73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6" draw:layer="layout" svg:width="1.3cm" svg:height="1.2cm" svg:x="10.105cm" svg:y="3.738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4cm" svg:height="0.4cm" svg:x="11.853cm" svg:y="4.1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3cm" svg:height="1.2cm" svg:x="11.405cm" svg:y="3.73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6" draw:layer="layout" svg:width="1.3cm" svg:height="1.2cm" svg:x="14.405cm" svg:y="3.73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4cm" svg:height="0.4cm" svg:x="16.153cm" svg:y="4.1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3cm" svg:height="1.2cm" svg:x="15.705cm" svg:y="3.738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12.905cm" svg:y1="4.338cm" svg:x2="14.205cm" svg:y2="4.338cm">
          <text:p/>
        </draw:line>
        <draw:line draw:style-name="gr1" draw:text-style-name="P1" draw:layer="layout" svg:x1="17.205cm" svg:y1="4.338cm" svg:x2="18.505cm" svg:y2="4.338cm">
          <text:p/>
        </draw:line>
        <draw:g>
          <draw:custom-shape draw:style-name="gr5" draw:text-style-name="P6" draw:layer="layout" svg:width="1.3cm" svg:height="1.2cm" svg:x="18.605cm" svg:y="3.738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4cm" svg:height="0.4cm" svg:x="20.353cm" svg:y="4.1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3cm" svg:height="1.2cm" svg:x="19.905cm" svg:y="3.738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6" draw:layer="layout" svg:width="1.3cm" svg:height="1.2cm" svg:x="22.805cm" svg:y="3.738cm">
          <text:p text:style-name="P5">9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3cm" svg:height="1.2cm" svg:x="24.105cm" svg:y="3.73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1.405cm" svg:y1="4.338cm" svg:x2="22.605cm" svg:y2="4.338cm">
          <text:p/>
        </draw:line>
        <draw:line draw:style-name="gr1" draw:text-style-name="P1" draw:layer="layout" svg:x1="4.5cm" svg:y1="4.338cm" svg:x2="5.8cm" svg:y2="4.338cm">
          <text:p/>
        </draw:line>
        <draw:frame draw:style-name="gr8" draw:text-style-name="P8" draw:layer="layout" svg:width="1.078cm" svg:height="0.962cm" svg:x="13.122cm" svg:y="5.338cm">
          <draw:text-box>
            <text:p>a)</text:p>
          </draw:text-box>
        </draw:frame>
        <draw:g>
          <draw:g>
            <draw:custom-shape draw:style-name="gr5" draw:text-style-name="P10" draw:layer="layout" svg:width="1.3cm" svg:height="1.2cm" svg:x="1.7cm" svg:y="3.738cm">
              <text:p text:style-name="P9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7" draw:layer="layout" svg:width="0.4cm" svg:height="0.4cm" svg:x="3.448cm" svg:y="4.1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1.3cm" svg:height="1.2cm" svg:x="3cm" svg:y="3.73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6" draw:text-style-name="P7" draw:layer="layout" svg:width="0.4cm" svg:height="0.4cm" svg:x="3.448cm" svg:y="4.1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3cm" svg:height="1.2cm" svg:x="3cm" svg:y="3.738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9" draw:text-style-name="P11" draw:layer="layout" svg:width="1.3cm" svg:height="1.2cm" svg:x="16.605cm" svg:y="1.538cm">
              <text:p text:style-name="P5"><text:span text:style-name="T2">3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7" draw:layer="layout" svg:width="0.4cm" svg:height="0.4cm" svg:x="18.353cm" svg:y="1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6" draw:layer="layout" svg:width="1.3cm" svg:height="1.2cm" svg:x="17.905cm" svg:y="1.53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2" draw:text-style-name="P12" draw:layer="layout" svg:width="0.4cm" svg:height="0.4cm" svg:x="18.353cm" svg:y="1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6" draw:layer="layout" svg:width="1.3cm" svg:height="1.2cm" svg:x="17.905cm" svg:y="1.538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16.4cm" svg:y1="6.2cm" svg:x2="16.4cm" svg:y2="5.1cm">
          <text:p/>
        </draw:line>
        <draw:frame draw:style-name="gr13" draw:text-style-name="P8" draw:layer="layout" svg:width="3.406cm" svg:height="0.962cm" svg:x="14.694cm" svg:y="6.3cm">
          <draw:text-box>
            <text:p><text:span text:style-name="T3">указатель</text:span></text:p>
          </draw:text-box>
        </draw:frame>
        <draw:line draw:style-name="gr1" draw:text-style-name="P1" draw:layer="layout" svg:x1="8.606cm" svg:y1="10.425cm" svg:x2="9.906cm" svg:y2="10.425cm">
          <text:p/>
        </draw:line>
        <draw:frame draw:style-name="gr2" draw:text-style-name="P3" draw:layer="layout" svg:width="2.013cm" svg:height="0.962cm" svg:x="2.001cm" svg:y="8.625cm">
          <draw:text-box>
            <text:p text:style-name="P2"><text:span text:style-name="T1">Head</text:span></text:p>
          </draw:text-box>
        </draw:frame>
        <draw:line draw:style-name="gr3" draw:text-style-name="P1" draw:layer="layout" svg:x1="25.406cm" svg:y1="9.853cm" svg:x2="24.106cm" svg:y2="11.025cm">
          <text:p/>
        </draw:line>
        <draw:frame draw:style-name="gr4" draw:text-style-name="P4" draw:layer="layout" svg:width="1.45cm" svg:height="0.962cm" svg:x="23.356cm" svg:y="8.725cm">
          <draw:text-box>
            <text:p>Tail</text:p>
          </draw:text-box>
        </draw:frame>
        <draw:g>
          <draw:custom-shape draw:style-name="gr5" draw:text-style-name="P6" draw:layer="layout" svg:width="1.3cm" svg:height="1.2cm" svg:x="5.906cm" svg:y="9.825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4cm" svg:height="0.4cm" svg:x="7.654cm" svg:y="10.2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3cm" svg:height="1.2cm" svg:x="7.206cm" svg:y="9.8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6" draw:layer="layout" svg:width="1.3cm" svg:height="1.2cm" svg:x="10.106cm" svg:y="9.825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4cm" svg:height="0.4cm" svg:x="11.854cm" svg:y="10.2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3cm" svg:height="1.2cm" svg:x="11.406cm" svg:y="9.8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6" draw:layer="layout" svg:width="1.3cm" svg:height="1.2cm" svg:x="14.406cm" svg:y="9.825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4cm" svg:height="0.4cm" svg:x="16.154cm" svg:y="10.2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3cm" svg:height="1.2cm" svg:x="15.706cm" svg:y="9.825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12.906cm" svg:y1="10.425cm" svg:x2="14.206cm" svg:y2="10.425cm">
          <text:p/>
        </draw:line>
        <draw:line draw:style-name="gr1" draw:text-style-name="P1" draw:layer="layout" svg:x1="17.206cm" svg:y1="10.425cm" svg:x2="18.506cm" svg:y2="10.425cm">
          <text:p/>
        </draw:line>
        <draw:g>
          <draw:custom-shape draw:style-name="gr5" draw:text-style-name="P6" draw:layer="layout" svg:width="1.3cm" svg:height="1.2cm" svg:x="18.606cm" svg:y="9.825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4cm" svg:height="0.4cm" svg:x="20.354cm" svg:y="10.2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3cm" svg:height="1.2cm" svg:x="19.906cm" svg:y="9.825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6" draw:layer="layout" svg:width="1.3cm" svg:height="1.2cm" svg:x="22.806cm" svg:y="9.825cm">
          <text:p text:style-name="P5">9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3cm" svg:height="1.2cm" svg:x="24.106cm" svg:y="9.82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1.406cm" svg:y1="10.425cm" svg:x2="22.606cm" svg:y2="10.425cm">
          <text:p/>
        </draw:line>
        <draw:line draw:style-name="gr1" draw:text-style-name="P1" draw:layer="layout" svg:x1="4.501cm" svg:y1="10.425cm" svg:x2="5.801cm" svg:y2="10.425cm">
          <text:p/>
        </draw:line>
        <draw:frame draw:style-name="gr8" draw:text-style-name="P8" draw:layer="layout" svg:width="1.078cm" svg:height="0.962cm" svg:x="13.123cm" svg:y="11.425cm">
          <draw:text-box>
            <text:p>б)</text:p>
          </draw:text-box>
        </draw:frame>
        <draw:g>
          <draw:g>
            <draw:custom-shape draw:style-name="gr5" draw:text-style-name="P10" draw:layer="layout" svg:width="1.3cm" svg:height="1.2cm" svg:x="1.701cm" svg:y="9.825cm">
              <text:p text:style-name="P9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7" draw:layer="layout" svg:width="0.4cm" svg:height="0.4cm" svg:x="3.449cm" svg:y="10.2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1.3cm" svg:height="1.2cm" svg:x="3.001cm" svg:y="9.82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6" draw:text-style-name="P7" draw:layer="layout" svg:width="0.4cm" svg:height="0.4cm" svg:x="3.449cm" svg:y="10.2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3cm" svg:height="1.2cm" svg:x="3.001cm" svg:y="9.82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9" draw:text-style-name="P11" draw:layer="layout" svg:width="1.3cm" svg:height="1.2cm" svg:x="16.606cm" svg:y="7.625cm">
              <text:p text:style-name="P5"><text:span text:style-name="T2">3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7" draw:layer="layout" svg:width="0.4cm" svg:height="0.4cm" svg:x="18.354cm" svg:y="8.0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6" draw:layer="layout" svg:width="1.3cm" svg:height="1.2cm" svg:x="17.906cm" svg:y="7.62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2" draw:text-style-name="P12" draw:layer="layout" svg:width="0.4cm" svg:height="0.4cm" svg:x="18.354cm" svg:y="8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6" draw:layer="layout" svg:width="1.3cm" svg:height="1.2cm" svg:x="17.906cm" svg:y="7.625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16.401cm" svg:y1="12.287cm" svg:x2="16.401cm" svg:y2="11.187cm">
          <text:p/>
        </draw:line>
        <draw:frame draw:style-name="gr13" draw:text-style-name="P8" draw:layer="layout" svg:width="3.406cm" svg:height="0.962cm" svg:x="14.695cm" svg:y="12.387cm">
          <draw:text-box>
            <text:p><text:span text:style-name="T3">указатель</text:span></text:p>
          </draw:text-box>
        </draw:frame>
        <draw:line draw:style-name="gr14" draw:text-style-name="P13" draw:layer="layout" svg:x1="17.4cm" svg:y1="10cm" svg:x2="17.9cm" svg:y2="10.9cm">
          <text:p/>
        </draw:line>
        <draw:line draw:style-name="gr14" draw:text-style-name="P13" draw:layer="layout" svg:x1="17.4cm" svg:y1="10.9cm" svg:x2="17.9cm" svg:y2="10cm">
          <text:p/>
        </draw:line>
        <draw:line draw:style-name="gr15" draw:text-style-name="P1" draw:layer="layout" svg:x1="16.4cm" svg:y1="9.7cm" svg:x2="17cm" svg:y2="8.966cm">
          <text:p/>
        </draw:line>
        <draw:line draw:style-name="gr15" draw:text-style-name="P1" draw:layer="layout" svg:x1="19.445cm" svg:y1="8.231cm" svg:x2="20.6cm" svg:y2="9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4T09:42:40.170741855</meta:creation-date>
    <dc:date>2021-11-15T09:45:55.475000000</dc:date>
    <meta:editing-duration>PT27M7S</meta:editing-duration>
    <meta:editing-cycles>8</meta:editing-cycles>
    <meta:generator>LibreOffice/5.4.3.2$Windows_X86_64 LibreOffice_project/92a7159f7e4af62137622921e809f8546db437e5</meta:generator>
    <meta:document-statistic meta:object-count="90"/>
  </office:meta>
</office:document-meta>
</file>